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1e0542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rsid="00206b32" officeooo:paragraph-rsid="00206b3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23c5a2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283b76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2ad705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officeooo:paragraph-rsid="002ad705"/>
    </style:style>
    <style:style style:name="P9" style:family="paragraph" style:parent-style-name="Standard" style:list-style-name="L1">
      <style:text-properties officeooo:paragraph-rsid="001e0542"/>
    </style:style>
    <style:style style:name="P10" style:family="paragraph" style:parent-style-name="Standard" style:list-style-name="L1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style:font-name="思源黑体 CN Regular1" fo:font-size="11pt" fo:font-weight="normal" officeooo:paragraph-rsid="002a27fa" style:font-name-asian="思源黑体 CN Regular1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style:font-name="思源黑体 CN Regular1" fo:font-size="11pt" fo:font-weight="normal" officeooo:paragraph-rsid="002ad705" style:font-name-asian="思源黑体 CN Regular1" style:font-size-asian="11pt" style:font-weight-asian="normal" style:font-size-complex="11pt" style:font-weight-complex="normal"/>
    </style:style>
    <style:style style:name="P14" style:family="paragraph" style:parent-style-name="Standard" style:list-style-name="L4">
      <style:text-properties style:font-name="思源黑体 CN Regular1" fo:font-size="11pt" fo:font-weight="normal" officeooo:rsid="00206b32" officeooo:paragraph-rsid="00283b76" style:font-name-asian="思源黑体 CN Regular1" style:font-size-asian="11pt" style:font-weight-asian="normal" style:font-size-complex="11pt" style:font-weight-complex="normal"/>
    </style:style>
    <style:style style:name="P15" style:family="paragraph" style:parent-style-name="Standard" style:list-style-name="L5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 style:list-style-name="L6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officeooo:paragraph-rsid="0026f1fe"/>
    </style:style>
    <style:style style:name="P18" style:family="paragraph" style:parent-style-name="Standard" style:list-style-name="L2">
      <style:text-properties officeooo:paragraph-rsid="002a27fa"/>
    </style:style>
    <style:style style:name="P19" style:family="paragraph" style:parent-style-name="Standard" style:list-style-name="L3">
      <style:text-properties officeooo:paragraph-rsid="002ad705"/>
    </style:style>
    <style:style style:name="P20" style:family="paragraph" style:parent-style-name="Standard" style:list-style-name="L4">
      <style:text-properties officeooo:paragraph-rsid="00206b32"/>
    </style:style>
    <style:style style:name="P21" style:family="paragraph" style:parent-style-name="Standard" style:list-style-name="L5">
      <style:text-properties officeooo:paragraph-rsid="002ad705"/>
    </style:style>
    <style:style style:name="P22" style:family="paragraph" style:parent-style-name="Standard" style:list-style-name="L6">
      <style:text-properties officeooo:paragraph-rsid="002ad705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7" style:family="text">
      <style:text-properties style:font-name="思源黑体 CN Regular1" fo:font-size="11pt" fo:font-weight="normal" officeooo:rsid="00206b32" style:font-name-asian="思源黑体 CN Regular1" style:font-size-asian="11pt" style:font-weight-asian="normal" style:font-size-complex="11pt" style:font-weight-complex="normal"/>
    </style:style>
    <style:style style:name="T8" style:family="text">
      <style:text-properties style:font-name="思源黑体 CN Regular1" fo:font-size="11pt" fo:font-weight="normal" officeooo:rsid="00259fb3" style:font-name-asian="思源黑体 CN Regular1" style:font-size-asian="11pt" style:font-weight-asian="normal" style:font-size-complex="11pt" style:font-weight-complex="normal"/>
    </style:style>
    <style:style style:name="T9" style:family="text">
      <style:text-properties style:font-name="思源黑体 CN Regular1" fo:font-size="11pt" fo:font-weight="normal" officeooo:rsid="002ad705" style:font-name-asian="思源黑体 CN Regular1" style:font-size-asian="11pt" style:font-weight-asian="normal" style:font-size-complex="11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26f1fe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officeooo:rsid="00206b32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6f1fe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officeooo:rsid="002ad7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/>
      <text:p text:style-name="P1">模块名:<text:bookmark-start text:name="__DdeLink__21737_1989413778"/>业务提成<text:bookmark-end text:name="__DdeLink__21737_1989413778"/></text:p>
      <text:p text:style-name="P5"><text:tab/>导航<text:span text:style-name="T2">下拉名_1:业务提成</text:span></text:p>
      <text:p text:style-name="P5"><text:tab/><text:tab/>导航<text:span text:style-name="T2">名_1:业务提成权重分配</text:span></text:p>
      <text:p text:style-name="P1"><text:tab/><text:tab/><text:tab/>功能名_<text:span text:style-name="T1">1:列表 功能类型:网格</text:span></text:p>
      <text:list xml:id="list6765234398449875238" text:style-name="L1">
        <text:list-item>
          <text:p text:style-name="P9"><text:bookmark-start text:name="__DdeLink__356_1697223427"/><text:span text:style-name="T6">字段名:</text:span><text:span text:style-name="T10">地区</text:span></text:p>
        </text:list-item>
        <text:list-item>
          <text:p text:style-name="P9"><text:span text:style-name="T6">字段名:</text:span><text:span text:style-name="T10">项目名称</text:span></text:p>
        </text:list-item>
        <text:list-item>
          <text:p text:style-name="P9"><text:span text:style-name="T6">字段名:</text:span><text:span text:style-name="T10">信息提供占比</text:span></text:p>
        </text:list-item>
        <text:list-item>
          <text:p text:style-name="P9"><text:span text:style-name="T6">字段名:</text:span><text:span text:style-name="T10">业务揽接占比</text:span></text:p>
        </text:list-item>
        <text:list-item>
          <text:p text:style-name="P9"><text:span text:style-name="T6">字段名:</text:span><text:span text:style-name="T10">业务洽谈占比</text:span></text:p>
        </text:list-item>
        <text:list-item>
          <text:p text:style-name="P9"><text:span text:style-name="T6">字段名:</text:span><text:span text:style-name="T10">维护占比</text:span></text:p>
        </text:list-item>
        <text:list-item>
          <text:p text:style-name="P9"><text:span text:style-name="T6">字段名:</text:span><text:bookmark-end text:name="__DdeLink__356_1697223427"/><text:span text:style-name="T10">剩余占比</text:span></text:p>
        </text:list-item>
        <text:list-item>
          <text:p text:style-name="P10"><text:span text:style-name="T13">字段名:</text:span><text:span text:style-name="T12">总比例</text:span></text:p>
        </text:list-item>
        <text:list-item>
          <text:p text:style-name="P10"><text:span text:style-name="T13">字段名:</text:span><text:span text:style-name="T12">备注</text:span></text:p>
        </text:list-item>
      </text:list>
      <text:p text:style-name="P1"><text:tab/><text:tab/><text:tab/>功能名_<text:span text:style-name="T3">2:添加 功能类型:编辑</text:span></text:p>
      <text:list xml:id="list7521199459183813580" text:style-name="L2">
        <text:list-item>
          <text:p text:style-name="P17"><text:bookmark-start text:name="__DdeLink__356_16972234271"/><text:span text:style-name="T6">字段名:</text:span><text:span text:style-name="T10">地区 </text:span><text:span text:style-name="T16">字段类型:</text:span><text:span text:style-name="T17">文本框</text:span><text:span text:style-name="T16"> 必填</text:span></text:p>
        </text:list-item>
        <text:list-item>
          <text:p text:style-name="P17"><text:span text:style-name="T6">字段名:</text:span><text:span text:style-name="T10">项目名称 </text:span><text:span text:style-name="T16">字段类型:</text:span><text:span text:style-name="T17">文本框</text:span><text:span text:style-name="T16"> 必填</text:span></text:p>
        </text:list-item>
        <text:list-item>
          <text:p text:style-name="P18"><text:span text:style-name="T6">字段名:</text:span><text:span text:style-name="T10">信息提供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8"><text:span text:style-name="T6">字段名:</text:span><text:span text:style-name="T10">业务揽接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8"><text:span text:style-name="T6">字段名:</text:span><text:span text:style-name="T10">业务洽谈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8"><text:span text:style-name="T6">字段名:</text:span><text:span text:style-name="T10">维护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8"><text:span text:style-name="T6">字段名:</text:span><text:bookmark-end text:name="__DdeLink__356_16972234271"/><text:span text:style-name="T10">剩余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1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12"><text:span text:style-name="T13">字段名:</text:span><text:span text:style-name="T12">备注 </text:span><text:span text:style-name="T13">字段类型:</text:span><text:span text:style-name="T14">文本框</text:span><text:span text:style-name="T13"> </text:span></text:p>
        </text:list-item>
      </text:list>
      <text:p text:style-name="P1"><text:tab/><text:tab/><text:tab/>功能名_<text:span text:style-name="T3">3:编辑 功能类型:编辑</text:span></text:p>
      <text:list xml:id="list7457929151518646195" text:style-name="L3">
        <text:list-item>
          <text:p text:style-name="P19"><text:bookmark-start text:name="__DdeLink__356_169722342712"/><text:span text:style-name="T6">字段名:</text:span><text:span text:style-name="T10">地区 </text:span><text:span text:style-name="T16">字段类型:</text:span><text:span text:style-name="T17">文本框</text:span><text:span text:style-name="T16"> 必填</text:span></text:p>
        </text:list-item>
        <text:list-item>
          <text:p text:style-name="P19"><text:span text:style-name="T6">字段名:</text:span><text:span text:style-name="T10">项目名称 </text:span><text:span text:style-name="T16">字段类型:</text:span><text:span text:style-name="T17">文本框</text:span><text:span text:style-name="T16"> 必填</text:span></text:p>
        </text:list-item>
        <text:list-item>
          <text:p text:style-name="P19"><text:span text:style-name="T6">字段名:</text:span><text:span text:style-name="T10">信息提供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9"><text:span text:style-name="T6">字段名:</text:span><text:span text:style-name="T10">业务揽接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9"><text:span text:style-name="T6">字段名:</text:span><text:span text:style-name="T10">业务洽谈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9"><text:span text:style-name="T6">字段名:</text:span><text:span text:style-name="T10">维护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9"><text:span text:style-name="T6">字段名:</text:span><text:bookmark-end text:name="__DdeLink__356_169722342712"/><text:span text:style-name="T10">剩余占比 </text:span><text:span text:style-name="T16">字段类型:</text:span><text:span text:style-name="T18">数字框 </text:span><text:span text:style-name="T16"><text:s/>必填</text:span></text:p>
        </text:list-item>
        <text:list-item>
          <text:p text:style-name="P13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13"><text:span text:style-name="T13">字段名:</text:span><text:span text:style-name="T12">备注 </text:span><text:span text:style-name="T13">字段类型:</text:span><text:span text:style-name="T14">文本框</text:span><text:span text:style-name="T13"> </text:span></text:p>
        </text:list-item>
      </text:list>
      <text:p text:style-name="P1"><text:tab/><text:tab/><text:tab/>功能名_<text:span text:style-name="T3">4:导入 </text:span></text:p>
      <text:p text:style-name="P4"><text:tab/><text:tab/><text:tab/>功能名_<text:span text:style-name="T5">5:导出 </text:span></text:p>
      <text:p text:style-name="P4"><text:tab/><text:tab/><text:tab/>功能名_<text:span text:style-name="T5">6:文件上传,文件列表,附件下载,附件删除</text:span></text:p>
      <text:p text:style-name="P7"><text:tab/><text:tab/><text:tab/>功能名_<text:span text:style-name="T19">7:权限模块(模块权限,下拉框权限,功能权限)</text:span></text:p>
      <text:p text:style-name="P1"><text:tab/><text:tab/><text:tab/></text:p>
      <text:p text:style-name="P6"><text:tab/><text:tab/>导航名_<text:span text:style-name="T4">2:业务提成定额</text:span></text:p>
      <text:p text:style-name="P1"><text:tab/><text:tab/><text:tab/>功能名_<text:span text:style-name="T4">1:列表 功能类型:网格</text:span></text:p>
      <text:list xml:id="list624832417615389834" text:style-name="L4">
        <text:list-item>
          <text:p text:style-name="P20"><text:span text:style-name="T7">字段名:</text:span><text:span text:style-name="T10">地区</text:span></text:p>
        </text:list-item>
        <text:list-item>
          <text:p text:style-name="P20"><text:soft-page-break/><text:span text:style-name="T7">字段名:</text:span><text:span text:style-name="T10">项目名称</text:span></text:p>
        </text:list-item>
        <text:list-item>
          <text:p text:style-name="P20"><text:span text:style-name="T7">字段名:</text:span><text:span text:style-name="T10">实际业务提成总额</text:span></text:p>
        </text:list-item>
        <text:list-item>
          <text:p text:style-name="P20"><text:span text:style-name="T7">字段名:</text:span><text:span text:style-name="T10">信息提供人</text:span></text:p>
        </text:list-item>
        <text:list-item>
          <text:p text:style-name="P20"><text:span text:style-name="T7">字段名:</text:span><text:span text:style-name="T10">信息提供占额</text:span></text:p>
        </text:list-item>
        <text:list-item>
          <text:p text:style-name="P20"><text:span text:style-name="T7">字段名:</text:span><text:span text:style-name="T10">业务揽接人</text:span></text:p>
        </text:list-item>
        <text:list-item>
          <text:p text:style-name="P20"><text:span text:style-name="T7">字段名:</text:span><text:span text:style-name="T10">业务揽接占额</text:span></text:p>
        </text:list-item>
        <text:list-item>
          <text:p text:style-name="P14"><text:span text:style-name="T13">字段名:</text:span><text:span text:style-name="T12">业务洽谈人</text:span></text:p>
        </text:list-item>
        <text:list-item>
          <text:p text:style-name="P14"><text:span text:style-name="T13">字段名:</text:span><text:span text:style-name="T12">业务洽谈占额</text:span></text:p>
        </text:list-item>
        <text:list-item>
          <text:p text:style-name="P14"><text:span text:style-name="T13">字段名:</text:span><text:span text:style-name="T12">维护人</text:span></text:p>
        </text:list-item>
        <text:list-item>
          <text:p text:style-name="P14"><text:span text:style-name="T13">字段名:</text:span><text:span text:style-name="T12">维护占额</text:span></text:p>
        </text:list-item>
        <text:list-item>
          <text:p text:style-name="P14"><text:span text:style-name="T13">字段名:</text:span><text:span text:style-name="T12">剩余占额</text:span></text:p>
        </text:list-item>
        <text:list-item>
          <text:p text:style-name="P14"><text:span text:style-name="T13">字段名:</text:span><text:span text:style-name="T12">备注</text:span></text:p>
        </text:list-item>
      </text:list>
      <text:p text:style-name="P2"><text:tab/><text:tab/><text:tab/>功能名_2:添加 功能类型:编辑</text:p>
      <text:list xml:id="list5612253420726075198" text:style-name="L5">
        <text:list-item>
          <text:p text:style-name="P21"><text:span text:style-name="T7">字段名:</text:span><text:span text:style-name="T10">地区 </text:span><text:span text:style-name="T18">字段类型: </text:span><text:bookmark-start text:name="__DdeLink__22000_1989413778"/><text:span text:style-name="T10">下拉单选可填</text:span><text:bookmark-end text:name="__DdeLink__22000_1989413778"/><text:span text:style-name="T10"> </text:span><text:span text:style-name="T18">必填</text:span></text:p>
        </text:list-item>
        <text:list-item>
          <text:p text:style-name="P21"><text:span text:style-name="T7">字段名:</text:span><text:span text:style-name="T10">项目名称 <text:s/>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1"><text:span text:style-name="T7">字段名:</text:span><text:span text:style-name="T10">实际业务提成总额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1"><text:span text:style-name="T7">字段名:</text:span><text:span text:style-name="T10">信息提供人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1"><text:span text:style-name="T7">字段名:</text:span><text:span text:style-name="T10">业务揽接人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1"><text:span text:style-name="T18">字段名:</text:span><text:span text:style-name="T11">业务洽谈人 </text:span><text:span text:style-name="T18">字段类型:</text:span><text:span text:style-name="T11">下拉单选可填 <text:s/></text:span><text:span text:style-name="T18">必填</text:span></text:p>
        </text:list-item>
        <text:list-item>
          <text:p text:style-name="P15"><text:span text:style-name="T13">字段名:</text:span><text:span text:style-name="T12">维护人 </text:span><text:span text:style-name="T13">字段类型:</text:span><text:span text:style-name="T12">下拉单选可填 </text:span><text:span text:style-name="T13">必填</text:span></text:p>
        </text:list-item>
        <text:list-item>
          <text:p text:style-name="P15"><text:bookmark-start text:name="__DdeLink__359_1697223427"/><text:span text:style-name="T13">字段名:</text:span><text:span text:style-name="T12">备注</text:span><text:bookmark-end text:name="__DdeLink__359_1697223427"/></text:p>
        </text:list-item>
      </text:list>
      <text:p text:style-name="P2"><text:tab/><text:tab/><text:tab/>功能名_3:编辑 功能类型:编辑</text:p>
      <text:list xml:id="list4273040783428496907" text:style-name="L6">
        <text:list-item>
          <text:p text:style-name="P22"><text:span text:style-name="T7">字段名:</text:span><text:span text:style-name="T10">地区 </text:span><text:span text:style-name="T18">字段类型: </text:span><text:bookmark-start text:name="__DdeLink__22000_19894137781"/><text:span text:style-name="T10">下拉单选可填</text:span><text:bookmark-end text:name="__DdeLink__22000_19894137781"/><text:span text:style-name="T10"> </text:span><text:span text:style-name="T18">必填</text:span></text:p>
        </text:list-item>
        <text:list-item>
          <text:p text:style-name="P22"><text:span text:style-name="T7">字段名:</text:span><text:span text:style-name="T10">项目名称 <text:s/>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2"><text:span text:style-name="T7">字段名:</text:span><text:span text:style-name="T10">实际业务提成总额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2"><text:span text:style-name="T7">字段名:</text:span><text:span text:style-name="T10">信息提供人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2"><text:span text:style-name="T7">字段名:</text:span><text:span text:style-name="T10">业务揽接人 </text:span><text:span text:style-name="T18">字段类型:</text:span><text:span text:style-name="T10">下拉单选可填 </text:span><text:span text:style-name="T18">必填</text:span></text:p>
        </text:list-item>
        <text:list-item>
          <text:p text:style-name="P22"><text:span text:style-name="T18">字段名:</text:span><text:span text:style-name="T11">业务洽谈人 </text:span><text:span text:style-name="T18">字段类型:</text:span><text:span text:style-name="T11">下拉单选可填 <text:s/></text:span><text:span text:style-name="T18">必填</text:span></text:p>
        </text:list-item>
        <text:list-item>
          <text:p text:style-name="P16"><text:span text:style-name="T13">字段名:</text:span><text:span text:style-name="T12">维护人 </text:span><text:span text:style-name="T13">字段类型:</text:span><text:span text:style-name="T12">下拉单选可填 </text:span><text:span text:style-name="T13">必填</text:span></text:p>
        </text:list-item>
        <text:list-item>
          <text:p text:style-name="P16"><text:bookmark-start text:name="__DdeLink__359_16972234271"/><text:span text:style-name="T13">字段名:</text:span><text:span text:style-name="T12">备注</text:span><text:bookmark-end text:name="__DdeLink__359_16972234271"/></text:p>
        </text:list-item>
      </text:list>
      <text:p text:style-name="P2"><text:tab/><text:tab/><text:tab/>功能名_4:删除 功能类型:编辑</text:p>
      <text:p text:style-name="P3"><text:tab/><text:tab/><text:tab/>功能名_<text:span text:style-name="T19">5:导入 </text:span></text:p>
      <text:p text:style-name="P7"><text:tab/><text:tab/><text:tab/>功能名_<text:span text:style-name="T19">6:导出 </text:span></text:p>
      <text:p text:style-name="P3"><text:tab/><text:tab/><text:tab/>功能名_<text:span text:style-name="T19">7:文件上传,文件列表,附件下载,附件删除</text:span></text:p>
      <text:p text:style-name="P8"><text:span text:style-name="T7"><text:s text:c="24"/>功能名_</text:span><text:span text:style-name="T9">8:</text:span><text:span text:style-name="T7"> 权限模块</text:span><text:span text:style-name="T8">(模块权限,下拉框权限,功能权限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7-15T14:47:54.580097381</dc:date>
    <meta:editing-duration>PT16H20M17S</meta:editing-duration>
    <meta:editing-cycles>10</meta:editing-cycles>
    <meta:generator>LibreOffice/5.1.5.2$Linux_X86_64 LibreOffice_project/10$Build-2</meta:generator>
    <meta:document-statistic meta:table-count="0" meta:image-count="0" meta:object-count="0" meta:page-count="2" meta:paragraph-count="77" meta:word-count="1134" meta:character-count="1400" meta:non-whitespace-character-count="1230"/>
  </office:meta>
</office:document-meta>
</file>